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>
          <table:table-cell office:value-type="string" office:value="customer" table:style-name="ce1">
            <text:p>customer</text:p>
          </table:table-cell>
          <table:table-cell office:value-type="string" office:value="location" table:style-name="ce1">
            <text:p>location</text:p>
          </table:table-cell>
          <table:table-cell office:value-type="string" office:value="unit" table:style-name="ce1">
            <text:p>unit</text:p>
          </table:table-cell>
          <table:table-cell office:value-type="string" office:value="beverage" table:style-name="ce1">
            <text:p>beverage</text:p>
          </table:table-cell>
          <table:table-cell office:value-type="string" office:value="LG" table:style-name="ce1">
            <text:p>LG</text:p>
          </table:table-cell>
          <table:table-cell office:value-type="string" office:value="Parameter" table:style-name="ce1">
            <text:p>Parameter</text:p>
          </table:table-cell>
          <table:table-cell office:value-type="string" office:value="wl1" table:style-name="ce1">
            <text:p>wl1</text:p>
          </table:table-cell>
          <table:table-cell office:value-type="string" office:value="wl2" table:style-name="ce1">
            <text:p>wl2</text:p>
          </table:table-cell>
          <table:table-cell office:value-type="string" office:value="wl3" table:style-name="ce1">
            <text:p>wl3</text:p>
          </table:table-cell>
          <table:table-cell office:value-type="string" office:value="wl4" table:style-name="ce1">
            <text:p>wl4</text:p>
          </table:table-cell>
          <table:table-cell office:value-type="string" office:value="PC" table:style-name="ce1">
            <text:p>PC</text:p>
          </table:table-cell>
          <table:table-cell office:value-type="string" office:value="transform" table:style-name="ce1">
            <text:p>transform</text:p>
          </table:table-cell>
          <table:table-cell office:value-type="string" office:value="p" table:style-name="ce1">
            <text:p>p</text:p>
          </table:table-cell>
          <table:table-cell office:value-type="string" office:value="n1" table:style-name="ce1">
            <text:p>n1</text:p>
          </table:table-cell>
          <table:table-cell office:value-type="string" office:value="n2" table:style-name="ce1">
            <text:p>n2</text:p>
          </table:table-cell>
          <table:table-cell office:value-type="string" office:value="seg" table:style-name="ce1">
            <text:p>seg</text:p>
          </table:table-cell>
          <table:table-cell office:value-type="string" office:value="Slope" table:style-name="ce1">
            <text:p>Slope</text:p>
          </table:table-cell>
          <table:table-cell office:value-type="string" office:value="subset" table:style-name="ce1">
            <text:p>subset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herry_Coke" table:style-name="ce1">
            <text:p>Cherry_Coke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A" table:style-name="ce1">
            <text:p>GS2A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herry_Coke_DK" table:style-name="ce1">
            <text:p>Cherry_Coke_DK</text:p>
          </table:table-cell>
          <table:table-cell office:value-type="string" office:value="3" table:style-name="ce1">
            <text:p>3</text:p>
          </table:table-cell>
          <table:table-cell office:value-type="string" office:value="GS2B" table:style-name="ce1">
            <text:p>GS2B</text:p>
          </table:table-cell>
          <table:table-cell office:value-type="float" office:value="210" table:style-name="ce1">
            <text:p>21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9" table:style-name="ce1">
            <text:p>9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" table:style-name="ce1">
            <text:p>1-32,1187-1201,1354-1363,1490,1496,1502,1507,1513,1519,1526,1537,1543,1550,1555,1561,1567,1770,1782,1797,1806,1816,1822,1830,1841,1848,1870,1875,1877,1904,1911,1917,1925,1931,1942,1946,1954,1960,1968,1974,1991,2191,2200,2206,2213,2220,2227,2234,2241,2248,2255,2263,2269,2275,3307,3311,3314,3318,3321,3323,3331,3333,3337,3339,3342,3351,335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Classic" table:style-name="ce1">
            <text:p>Coke_Classic</text:p>
          </table:table-cell>
          <table:table-cell office:value-type="string" office:value="3" table:style-name="ce1">
            <text:p>3</text:p>
          </table:table-cell>
          <table:table-cell office:value-type="string" office:value="GS2" table:style-name="ce1">
            <text:p>GS2</text:p>
          </table:table-cell>
          <table:table-cell office:value-type="float" office:value="245" table:style-name="ce1">
            <text:p>245</text:p>
          </table:table-cell>
          <table:table-cell office:value-type="float" office:value="280" table:style-name="ce1">
            <text:p>28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Light" table:style-name="ce1">
            <text:p>Coke_Light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Light_koffeinfrei" table:style-name="ce1">
            <text:p>Coke_Light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Vanilla" table:style-name="ce1">
            <text:p>Coke_Vanill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5" table:style-name="ce1">
            <text:p>215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05" table:style-name="ce1">
            <text:p>205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" table:style-name="ce1">
            <text:p>Coke_Zero</text:p>
          </table:table-cell>
          <table:table-cell office:value-type="string" office:value="2" table:style-name="ce1">
            <text:p>2</text:p>
          </table:table-cell>
          <table:table-cell office:value-type="string" office:value="T3F" table:style-name="ce1">
            <text:p>T3F</text:p>
          </table:table-cell>
          <table:table-cell office:value-type="float" office:value="210" table:style-name="ce1">
            <text:p>210</text:p>
          </table:table-cell>
          <table:table-cell office:value-type="float" office:value="225" table:style-name="ce1">
            <text:p>22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Dorsten" table:style-name="ce1">
            <text:p>Dorsten</text:p>
          </table:table-cell>
          <table:table-cell office:value-type="string" office:value="DS" table:style-name="ce1">
            <text:p>DS</text:p>
          </table:table-cell>
          <table:table-cell office:value-type="string" office:value="Coke_Zero_DK" table:style-name="ce1">
            <text:p>Coke_Zero_DK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60" table:style-name="ce1">
            <text:p>260</text:p>
          </table:table-cell>
          <table:table-cell office:value-type="float" office:value="285" table:style-name="ce1">
            <text:p>28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Coke_Zero_koffeinfrei" table:style-name="ce1">
            <text:p>Coke_Zero_koffeinfrei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5" table:style-name="ce1">
            <text:p>225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3,39:90" table:style-name="ce1">
            <text:p>1:33,39:90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1K" table:style-name="ce1">
            <text:p>T1K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Lemon_Zero" table:style-name="ce1">
            <text:p>Fanta_Lemon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5" table:style-name="ce1">
            <text:p>215</text:p>
          </table:table-cell>
          <table:table-cell office:value-type="float" office:value="245" table:style-name="ce1">
            <text:p>245</text:p>
          </table:table-cell>
          <table:table-cell office:value-type="float" office:value="255" table:style-name="ce1">
            <text:p>255</text:p>
          </table:table-cell>
          <table:table-cell office:value-type="float" office:value="280" table:style-name="ce1">
            <text:p>280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" table:style-name="ce1">
            <text:p>Fanta_Orang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60" table:style-name="ce1">
            <text:p>26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11,14:34" table:style-name="ce1">
            <text:p>1:11,14:3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anta_Orange_Zero" table:style-name="ce1">
            <text:p>Fanta_Orange_Zero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90" table:style-name="ce1">
            <text:p>290</text:p>
          </table:table-cell>
          <table:table-cell office:value-type="float" office:value="300" table:style-name="ce1">
            <text:p>300</text:p>
          </table:table-cell>
          <table:table-cell office:value-type="float" office:value="360" table:style-name="ce1">
            <text:p>360</text:p>
          </table:table-cell>
          <table:table-cell office:value-type="float" office:value="380" table:style-name="ce1">
            <text:p>38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3" table:style-name="ce1">
            <text:p>3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ezzoMix" table:style-name="ce1">
            <text:p>MezzoMix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:30,52:241" table:style-name="ce1">
            <text:p>1:30,52:241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6" table:style-name="ce1">
            <text:p>1-6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194" table:style-name="ce1">
            <text:p>194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Absolutely_Zero" table:style-name="ce1">
            <text:p>Monster_Absolutely_Zero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4,13-24" table:style-name="ce1">
            <text:p>1-4,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20" table:style-name="ce1">
            <text:p>220</text:p>
          </table:table-cell>
          <table:table-cell office:value-type="float" office:value="265" table:style-name="ce1">
            <text:p>2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3-24" table:style-name="ce1">
            <text:p>13-24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10" table:style-name="ce1">
            <text:p>210</text:p>
          </table:table-cell>
          <table:table-cell office:value-type="float" office:value="475" table:style-name="ce1">
            <text:p>4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20" table:style-name="ce1">
            <text:p>220</text:p>
          </table:table-cell>
          <table:table-cell office:value-type="float" office:value="300" table:style-name="ce1">
            <text:p>3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Flavor" table:style-name="ce1">
            <text:p>Flavor</text:p>
          </table:table-cell>
          <table:table-cell office:value-type="float" office:value="325" table:style-name="ce1">
            <text:p>325</text:p>
          </table:table-cell>
          <table:table-cell office:value-type="float" office:value="360" table:style-name="ce1">
            <text:p>3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RubyRed" table:style-name="ce1">
            <text:p>RubyRed</text:p>
          </table:table-cell>
          <table:table-cell office:value-type="float" office:value="295" table:style-name="ce1">
            <text:p>29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" table:style-name="ce1">
            <text:p>Monster_Energy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50" table:style-name="ce1">
            <text:p>250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1-12" table:style-name="ce1">
            <text:p>1-12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5" table:style-name="ce1">
            <text:p>225</text:p>
          </table:table-cell>
          <table:table-cell office:value-type="float" office:value="245" table:style-name="ce1">
            <text:p>24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.0968043" table:style-name="ce1">
            <text:p>0.0968043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enzoicacid" table:style-name="ce1">
            <text:p>Benzoicacid</text:p>
          </table:table-cell>
          <table:table-cell office:value-type="float" office:value="205" table:style-name="ce1">
            <text:p>205</text:p>
          </table:table-cell>
          <table:table-cell office:value-type="float" office:value="275" table:style-name="ce1">
            <text:p>27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7.1695295" table:style-name="ce1">
            <text:p>7.1695295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Blend" table:style-name="ce1">
            <text:p>Blend</text:p>
          </table:table-cell>
          <table:table-cell office:value-type="float" office:value="200" table:style-name="ce1">
            <text:p>200</text:p>
          </table:table-cell>
          <table:table-cell office:value-type="float" office:value="295" table:style-name="ce1">
            <text:p>2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itrusFlavor" table:style-name="ce1">
            <text:p>CitrusFlavor</text:p>
          </table:table-cell>
          <table:table-cell office:value-type="float" office:value="305" table:style-name="ce1">
            <text:p>305</text:p>
          </table:table-cell>
          <table:table-cell office:value-type="float" office:value="365" table:style-name="ce1">
            <text:p>36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loud" table:style-name="ce1">
            <text:p>Cloud</text:p>
          </table:table-cell>
          <table:table-cell office:value-type="float" office:value="320" table:style-name="ce1">
            <text:p>320</text:p>
          </table:table-cell>
          <table:table-cell office:value-type="float" office:value="395" table:style-name="ce1">
            <text:p>39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70" table:style-name="ce1">
            <text:p>27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3.441649" table:style-name="ce1">
            <text:p>3.441649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Sorbicacid" table:style-name="ce1">
            <text:p>Sorbicacid</text:p>
          </table:table-cell>
          <table:table-cell office:value-type="float" office:value="240" table:style-name="ce1">
            <text:p>240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4.290617" table:style-name="ce1">
            <text:p>4.290617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eureut" table:style-name="ce1">
            <text:p>Neureut</text:p>
          </table:table-cell>
          <table:table-cell office:value-type="string" office:value="LG" table:style-name="ce1">
            <text:p>LG</text:p>
          </table:table-cell>
          <table:table-cell office:value-type="string" office:value="Monster_Energy_Ultra" table:style-name="ce1">
            <text:p>Monster_Energy_Ultra</text:p>
          </table:table-cell>
          <table:table-cell office:value-type="string" office:value="2" table:style-name="ce1">
            <text:p>2</text:p>
          </table:table-cell>
          <table:table-cell office:value-type="string" office:value="TropicalFlavor" table:style-name="ce1">
            <text:p>TropicalFlavor</text:p>
          </table:table-cell>
          <table:table-cell office:value-type="float" office:value="325" table:style-name="ce1">
            <text:p>325</text:p>
          </table:table-cell>
          <table:table-cell office:value-type="float" office:value="400" table:style-name="ce1">
            <text:p>4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" table:style-name="ce1">
            <text:p>Sprite</text:p>
          </table:table-cell>
          <table:table-cell office:value-type="string" office:value="3" table:style-name="ce1">
            <text:p>3</text:p>
          </table:table-cell>
          <table:table-cell office:value-type="string" office:value="Acid" table:style-name="ce1">
            <text:p>Acid</text:p>
          </table:table-cell>
          <table:table-cell office:value-type="float" office:value="226" table:style-name="ce1">
            <text:p>226</text:p>
          </table:table-cell>
          <table:table-cell office:value-type="float" office:value="320" table:style-name="ce1">
            <text:p>32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CCEP" table:style-name="ce1">
            <text:p>CCEP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prite_Zero" table:style-name="ce1">
            <text:p>Sprite_Zero</text:p>
          </table:table-cell>
          <table:table-cell office:value-type="string" office:value="3" table:style-name="ce1">
            <text:p>3</text:p>
          </table:table-cell>
          <table:table-cell office:value-type="string" office:value="TTA" table:style-name="ce1">
            <text:p>TTA</text:p>
          </table:table-cell>
          <table:table-cell office:value-type="float" office:value="210" table:style-name="ce1">
            <text:p>210</text:p>
          </table:table-cell>
          <table:table-cell office:value-type="float" office:value="215" table:style-name="ce1">
            <text:p>215</text:p>
          </table:table-cell>
          <table:table-cell office:value-type="float" office:value="250" table:style-name="ce1">
            <text:p>250</text:p>
          </table:table-cell>
          <table:table-cell office:value-type="float" office:value="255" table:style-name="ce1">
            <text:p>255</text:p>
          </table:table-cell>
          <table:table-cell office:value-type="float" office:value="5" table:style-name="ce1">
            <text:p>5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Acid" table:style-name="ce1">
            <text:p>Acid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FW_Lemon" table:style-name="ce1">
            <text:p>FW_Lemon</text:p>
          </table:table-cell>
          <table:table-cell office:value-type="string" office:value="2" table:style-name="ce1">
            <text:p>2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490" table:style-name="ce1">
            <text:p>49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320" table:style-name="ce1">
            <text:p>320</text:p>
          </table:table-cell>
          <table:table-cell office:value-type="float" office:value="340" table:style-name="ce1">
            <text:p>34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25" table:style-name="ce1">
            <text:p>225</text:p>
          </table:table-cell>
          <table:table-cell office:value-type="float" office:value="240" table:style-name="ce1">
            <text:p>24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KS_Energy_Zero" table:style-name="ce1">
            <text:p>KS_Energy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320" table:style-name="ce1">
            <text:p>320</text:p>
          </table:table-cell>
          <table:table-cell office:value-type="float" office:value="350" table:style-name="ce1">
            <text:p>35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0" table:style-name="ce1">
            <text:p>200</text:p>
          </table:table-cell>
          <table:table-cell office:value-type="float" office:value="240" table:style-name="ce1">
            <text:p>24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0p" table:style-name="ce1">
            <text:p>Orange_0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05" table:style-name="ce1">
            <text:p>205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Orange_3p" table:style-name="ce1">
            <text:p>Orange_3p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20" table:style-name="ce1">
            <text:p>220</text:p>
          </table:table-cell>
          <table:table-cell office:value-type="float" office:value="450" table:style-name="ce1">
            <text:p>4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GS" table:style-name="ce1">
            <text:p>GS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390" table:style-name="ce1">
            <text:p>39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MEG" table:style-name="ce1">
            <text:p>MEG</text:p>
          </table:table-cell>
          <table:table-cell office:value-type="string" office:value="NA" table:style-name="ce1">
            <text:p>NA</text:p>
          </table:table-cell>
          <table:table-cell office:value-type="string" office:value="SG" table:style-name="ce1">
            <text:p>SG</text:p>
          </table:table-cell>
          <table:table-cell office:value-type="string" office:value="Orange_3p_zero" table:style-name="ce1">
            <text:p>Orange_3p_zero</text:p>
          </table:table-cell>
          <table:table-cell office:value-type="string" office:value="SG" table:style-name="ce1">
            <text:p>SG</text:p>
          </table:table-cell>
          <table:table-cell office:value-type="string" office:value="Titration" table:style-name="ce1">
            <text:p>Titration</text:p>
          </table:table-cell>
          <table:table-cell office:value-type="float" office:value="250" table:style-name="ce1">
            <text:p>250</text:p>
          </table:table-cell>
          <table:table-cell office:value-type="float" office:value="280" table:style-name="ce1">
            <text:p>280</text:p>
          </table:table-cell>
          <table:table-cell office:value-type="float" office:value="350" table:style-name="ce1">
            <text:p>350</text:p>
          </table:table-cell>
          <table:table-cell office:value-type="float" office:value="370" table:style-name="ce1">
            <text:p>37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35" table:style-name="ce1">
            <text:p>235</text:p>
          </table:table-cell>
          <table:table-cell office:value-type="float" office:value="270" table:style-name="ce1">
            <text:p>270</text:p>
          </table:table-cell>
          <table:table-cell office:value-type="float" office:value="3" table:style-name="ce1">
            <text:p>3</text:p>
          </table:table-cell>
          <table:table-cell office:value-type="string" office:value="spc" table:style-name="ce1">
            <text:p>spc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50" table:style-name="ce1">
            <text:p>250</text:p>
          </table:table-cell>
          <table:table-cell office:value-type="float" office:value="270" table:style-name="ce1">
            <text:p>270</text:p>
          </table:table-cell>
          <table:table-cell office:value-type="float" office:value="280" table:style-name="ce1">
            <text:p>280</text:p>
          </table:table-cell>
          <table:table-cell office:value-type="float" office:value="300" table:style-name="ce1">
            <text:p>30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Cherry" table:style-name="ce1">
            <text:p>Max_Cherry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00" table:style-name="ce1">
            <text:p>200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5" table:style-name="ce1">
            <text:p>205</text:p>
          </table:table-cell>
          <table:table-cell office:value-type="float" office:value="255" table:style-name="ce1">
            <text:p>25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5" table:style-name="ce1">
            <text:p>205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30" table:style-name="ce1">
            <text:p>23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0" table:style-name="ce1">
            <text:p>210</text:p>
          </table:table-cell>
          <table:table-cell office:value-type="float" office:value="230" table:style-name="ce1">
            <text:p>230</text:p>
          </table:table-cell>
          <table:table-cell office:value-type="float" office:value="260" table:style-name="ce1">
            <text:p>260</text:p>
          </table:table-cell>
          <table:table-cell office:value-type="float" office:value="290" table:style-name="ce1">
            <text:p>290</text:p>
          </table:table-cell>
          <table:table-cell office:value-type="float" office:value="1" table:style-name="ce1">
            <text:p>1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ax_Lemon" table:style-name="ce1">
            <text:p>Max_Lemon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" table:style-name="ce1">
            <text:p>Mirind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Mirinda_Light" table:style-name="ce1">
            <text:p>Mirind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" table:style-name="ce1">
            <text:p>Pepsi_Cola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195" table:style-name="ce1">
            <text:p>195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10" table:style-name="ce1">
            <text:p>21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06" table:style-name="ce1">
            <text:p>206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Light" table:style-name="ce1">
            <text:p>Pepsi_Cola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40" table:style-name="ce1">
            <text:p>240</text:p>
          </table:table-cell>
          <table:table-cell office:value-type="float" office:value="310" table:style-name="ce1">
            <text:p>31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03" table:style-name="ce1">
            <text:p>203</text:p>
          </table:table-cell>
          <table:table-cell office:value-type="float" office:value="330" table:style-name="ce1">
            <text:p>33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4" table:style-name="ce1">
            <text:p>4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0" table:style-name="ce1">
            <text:p>20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Max" table:style-name="ce1">
            <text:p>Pepsi_Cola_Max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13" table:style-name="ce1">
            <text:p>213</text:p>
          </table:table-cell>
          <table:table-cell office:value-type="float" office:value="311" table:style-name="ce1">
            <text:p>311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3" table:style-name="ce1">
            <text:p>3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5" table:style-name="ce1">
            <text:p>5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Pepsi_Cola_Twist" table:style-name="ce1">
            <text:p>Pepsi_Cola_Twis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0" table:style-name="ce1">
            <text:p>210</text:p>
          </table:table-cell>
          <table:table-cell office:value-type="float" office:value="600" table:style-name="ce1">
            <text:p>60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" table:style-name="ce1">
            <text:p>Schwip_Schwa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cesulfam" table:style-name="ce1">
            <text:p>Acesulfam</text:p>
          </table:table-cell>
          <table:table-cell office:value-type="float" office:value="220" table:style-name="ce1">
            <text:p>220</text:p>
          </table:table-cell>
          <table:table-cell office:value-type="float" office:value="260" table:style-name="ce1">
            <text:p>26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Aspartam" table:style-name="ce1">
            <text:p>Aspartam</text:p>
          </table:table-cell>
          <table:table-cell office:value-type="float" office:value="210" table:style-name="ce1">
            <text:p>210</text:p>
          </table:table-cell>
          <table:table-cell office:value-type="float" office:value="220" table:style-name="ce1">
            <text:p>220</text:p>
          </table:table-cell>
          <table:table-cell office:value-type="float" office:value="240" table:style-name="ce1">
            <text:p>240</text:p>
          </table:table-cell>
          <table:table-cell office:value-type="float" office:value="250" table:style-name="ce1">
            <text:p>250</text:p>
          </table:table-cell>
          <table:table-cell office:value-type="float" office:value="6" table:style-name="ce1">
            <text:p>6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Coffein" table:style-name="ce1">
            <text:p>C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Koffein" table:style-name="ce1">
            <text:p>Koffein</text:p>
          </table:table-cell>
          <table:table-cell office:value-type="float" office:value="230" table:style-name="ce1">
            <text:p>230</text:p>
          </table:table-cell>
          <table:table-cell office:value-type="float" office:value="240" table:style-name="ce1">
            <text:p>240</text:p>
          </table:table-cell>
          <table:table-cell office:value-type="float" office:value="280" table:style-name="ce1">
            <text:p>280</text:p>
          </table:table-cell>
          <table:table-cell office:value-type="float" office:value="290" table:style-name="ce1">
            <text:p>290</text:p>
          </table:table-cell>
          <table:table-cell office:value-type="float" office:value="2" table:style-name="ce1">
            <text:p>2</text:p>
          </table:table-cell>
          <table:table-cell office:value-type="string" office:value="2nd" table:style-name="ce1">
            <text:p>2nd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Light" table:style-name="ce1">
            <text:p>Schwip_Schwap_Light</text:p>
          </table:table-cell>
          <table:table-cell office:value-type="string" office:value="1" table:style-name="ce1">
            <text:p>1</text:p>
          </table:table-cell>
          <table:table-cell office:value-type="string" office:value="TA" table:style-name="ce1">
            <text:p>TA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" table:style-name="ce1">
            <text:p>Schwip_Schwap_Ohne_Zucker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79" table:style-name="ce1">
            <text:p>279</text:p>
          </table:table-cell>
          <table:table-cell office:value-type="float" office:value="350" table:style-name="ce1">
            <text:p>350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chwip_Schwap_Ohne_Zucker_Lemon" table:style-name="ce1">
            <text:p>Schwip_Schwap_Ohne_Zucker_Lemon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05" table:style-name="ce1">
            <text:p>205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" table:style-name="ce1">
            <text:p>SevenUp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15" table:style-name="ce1">
            <text:p>215</text:p>
          </table:table-cell>
          <table:table-cell office:value-type="float" office:value="305" table:style-name="ce1">
            <text:p>305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9" table:style-name="ce1">
            <text:p>9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  <table:table-row>
          <table:table-cell office:value-type="string" office:value="PepsiCo" table:style-name="ce1">
            <text:p>PepsiCo</text:p>
          </table:table-cell>
          <table:table-cell office:value-type="string" office:value="NA" table:style-name="ce1">
            <text:p>NA</text:p>
          </table:table-cell>
          <table:table-cell office:value-type="string" office:value="NA" table:style-name="ce1">
            <text:p>NA</text:p>
          </table:table-cell>
          <table:table-cell office:value-type="string" office:value="SevenUp_Light" table:style-name="ce1">
            <text:p>SevenUp_Light</text:p>
          </table:table-cell>
          <table:table-cell office:value-type="string" office:value="1" table:style-name="ce1">
            <text:p>1</text:p>
          </table:table-cell>
          <table:table-cell office:value-type="string" office:value="Acid" table:style-name="ce1">
            <text:p>Acid</text:p>
          </table:table-cell>
          <table:table-cell office:value-type="float" office:value="220" table:style-name="ce1">
            <text:p>220</text:p>
          </table:table-cell>
          <table:table-cell office:value-type="float" office:value="596" table:style-name="ce1">
            <text:p>596</text:p>
          </table:table-cell>
          <table:table-cell office:value-type="float" office:value="NA" table:style-name="ce1">
            <text:p>NA</text:p>
          </table:table-cell>
          <table:table-cell office:value-type="float" office:value="NA" table:style-name="ce1">
            <text:p>NA</text:p>
          </table:table-cell>
          <table:table-cell office:value-type="float" office:value="1" table:style-name="ce1">
            <text:p>1</text:p>
          </table:table-cell>
          <table:table-cell office:value-type="string" office:value="1st" table:style-name="ce1">
            <text:p>1st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  <table:table-cell office:value-type="float" office:value="0" table:style-name="ce1">
            <text:p>0</text:p>
          </table:table-cell>
          <table:table-cell office:value-type="string" office:value="NA" table:style-name="ce1">
            <text:p>NA</text:p>
          </table:table-cell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JL</meta:initial-creator>
    <dc:creator>TJL</dc:creator>
    <meta:creation-date>2016-08-18T13:39:56Z</meta:creation-date>
    <dc:date>2016-08-18T13:50:45Z</dc:date>
  </office:meta>
</office:document-meta>
</file>